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67cm" fo:min-width="1.68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0.668cm" fo:min-width="2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668cm" fo:min-width="2.95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ff3838" draw:marker-start-width="0.252cm" draw:marker-end-width="0.252cm" draw:fill-color="#ffdbb6" draw:textarea-horizontal-align="justify" draw:textarea-vertical-align="middle" draw:auto-grow-height="false" fo:min-height="0.668cm" fo:min-width="2.94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668cm" fo:min-width="2.94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67cm" fo:min-width="2.959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0.614cm" fo:min-width="1.80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dash" draw:stroke-dash="Dot" svg:stroke-width="0.035cm" svg:stroke-color="#ff3838" draw:marker-start-width="0.252cm" draw:marker-end-width="0.252cm" draw:fill="none" draw:textarea-horizontal-align="justify" draw:textarea-vertical-align="middle" draw:auto-grow-height="false" fo:min-height="0.614cm" fo:min-width="1.802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20" draw:marker-end-width="0.3cm" draw:fill="none" draw:textarea-vertical-align="middle"/>
    </style:style>
    <style:style style:name="gr16" style:family="graphic" style:parent-style-name="objectwithoutfill">
      <style:graphic-properties svg:stroke-color="#ff3838" draw:marker-end="Arrowheads_20_21" draw:marker-end-width="0.3cm" draw:fill="none" draw:textarea-vertical-align="middle"/>
    </style:style>
    <style:style style:name="gr17" style:family="graphic" style:parent-style-name="objectwithoutfill">
      <style:graphic-properties draw:marker-end="Arrowheads_20_22" draw:marker-end-width="0.3cm" draw:fill="none" draw:textarea-vertical-align="middle"/>
    </style:style>
    <style:style style:name="gr18" style:family="graphic" style:parent-style-name="objectwithoutfill">
      <style:graphic-properties draw:marker-end="Arrowheads_20_23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objectwithoutfill">
      <style:graphic-properties draw:marker-end="Arrowheads_20_26" draw:marker-end-width="0.3cm" draw:fill="none" draw:textarea-vertical-align="middle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</style:style>
    <style:style style:name="gr22" style:family="graphic" style:parent-style-name="objectwithoutfill">
      <style:graphic-properties draw:marker-end="Arrowheads_20_31" draw:marker-end-width="0.3cm" draw:fill="none" draw:textarea-vertical-align="middle"/>
    </style:style>
    <style:style style:name="gr23" style:family="graphic" style:parent-style-name="objectwithoutfill">
      <style:graphic-properties draw:marker-end="Arrowheads_20_32" draw:marker-end-width="0.3cm" draw:fill="none" draw:textarea-vertical-align="middle"/>
    </style:style>
    <style:style style:name="gr24" style:family="graphic" style:parent-style-name="objectwithoutfill">
      <style:graphic-properties draw:marker-end="Arrowheads_20_33" draw:marker-end-width="0.3cm" draw:fill="none" draw:textarea-vertical-align="middle"/>
    </style:style>
    <style:style style:name="gr25" style:family="graphic" style:parent-style-name="objectwithoutfill">
      <style:graphic-properties draw:marker-end="Arrowheads_20_34" draw:marker-end-width="0.3cm" draw:fill="none" draw:textarea-vertical-align="middle"/>
    </style:style>
    <style:style style:name="gr26" style:family="graphic" style:parent-style-name="objectwithoutfill">
      <style:graphic-properties svg:stroke-color="#ff3838" draw:marker-end="Arrowheads_20_35" draw:marker-end-width="0.3cm" draw:fill="none" draw:textarea-vertical-align="middle"/>
    </style:style>
    <style:style style:name="gr27" style:family="graphic" style:parent-style-name="objectwithoutfill">
      <style:graphic-properties draw:marker-end="Arrowheads_20_36" draw:marker-end-width="0.3cm" draw:fill="none" draw:textarea-vertical-align="middle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loext:graphic-properties draw:fill-color="#dddddd"/>
      <style:paragraph-properties fo:text-align="center"/>
      <style:text-properties style:font-name="Times New Roman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P7" style:family="paragraph">
      <loext:graphic-properties draw:fill-color="#eeeeee"/>
      <style:paragraph-properties fo:text-align="center"/>
      <style:text-properties style:font-name="Times New Roman"/>
    </style:style>
    <style:style style:name="P8" style:family="paragraph">
      <loext:graphic-properties draw:fill-color="#ffdbb6"/>
      <style:paragraph-properties fo:text-align="center"/>
      <style:text-properties style:font-name="Times New Roman"/>
    </style:style>
    <style:style style:name="P9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3pt" style:font-size-asian="13pt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1.087cm" svg:y="2.722cm">
          <text:p text:style-name="P1"><text:span text:style-name="T1">First</text:span></text:p>
          <text:p text:style-name="P1"><text:span text:style-name="T2">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.087cm" svg:y="4.78cm">
          <text:p text:style-name="P1"><text:span text:style-name="T1">Second</text:span></text:p>
          <text:p text:style-name="P1"><text:span text:style-name="T2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54cm" svg:height="1.27cm" svg:x="4.167cm" svg:y="2.564cm">
          <text:p text:style-name="P3"><text:span text:style-name="T3">Backbone</text:span></text:p>
          <text:p text:style-name="P3"><text:span text:style-name="T4">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xml:id="id2" draw:id="id2" draw:layer="layout" svg:width="2.54cm" svg:height="1.27cm" svg:x="4.168cm" svg:y="4.623cm">
          <text:p text:style-name="P3"><text:span text:style-name="T3">Backbone</text:span></text:p>
          <text:p text:style-name="P3"><text:span text:style-name="T4">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6" xml:id="id13" draw:id="id13" draw:layer="layout" svg:width="2.54cm" svg:height="0.952cm" svg:x="11.865cm" svg:y="4.64cm">
          <text:p text:style-name="P5"><text:span text:style-name="T5">ROI-alig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4" draw:id="id14" draw:layer="layout" svg:width="2.54cm" svg:height="0.952cm" svg:x="11.882cm" svg:y="6.245cm">
          <text:p text:style-name="P5"><text:span text:style-name="T5">ROI-al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1" draw:id="id11" draw:layer="layout" svg:width="3.492cm" svg:height="0.952cm" svg:x="7.538cm" svg:y="3.822cm">
          <text:p text:style-name="P1"><text:span text:style-name="T3">RPN</text:span><text:span text:style-name="T4"> 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2.54cm" svg:height="0.952cm" svg:x="11.865cm" svg:y="3.035cm">
          <text:p text:style-name="P5"><text:span text:style-name="T5">ROI-alig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3.48cm" svg:height="0.952cm" svg:x="19.658cm" svg:y="1.477cm">
          <text:p text:style-name="P1"><text:span text:style-name="T3">Embedding</text:span><text:span text:style-name="T4"> hea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3.48cm" svg:height="0.952cm" svg:x="19.65cm" svg:y="3.775cm">
          <text:p text:style-name="P1"><text:span text:style-name="T3">Tracker</text:span><text:span text:style-name="T4"> hea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3.48cm" svg:height="0.952cm" svg:x="19.658cm" svg:y="6.257cm">
          <text:p text:style-name="P1"><text:span text:style-name="T3">Detector</text:span><text:span text:style-name="T4"> hea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3.81cm" svg:height="1.27cm" svg:x="14.968cm" svg:y="2.689cm">
          <text:p text:style-name="P3"><text:span text:style-name="T3">Exemplar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4" xml:id="id5" draw:id="id5" draw:layer="layout" svg:width="3.81cm" svg:height="1.27cm" svg:x="14.969cm" svg:y="4.304cm">
          <text:p text:style-name="P3"><text:span text:style-name="T3">Search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0" xml:id="id6" draw:id="id6" draw:layer="layout" svg:width="3.302cm" svg:height="1.27cm" svg:x="23.623cm" svg:y="3.605cm">
          <text:p text:style-name="P9"><text:span text:style-name="T3">Tracker</text:span><text:span text:style-name="T4"> 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8" draw:id="id8" draw:layer="layout" svg:width="3.302cm" svg:height="1.27cm" svg:x="23.625cm" svg:y="6.105cm">
          <text:p text:style-name="P9"><text:span text:style-name="T3">Detector</text:span><text:span text:style-name="T4"> 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16" draw:id="id16" draw:layer="layout" svg:width="3.302cm" svg:height="1.27cm" svg:x="7.629cm" svg:y="1.234cm">
          <text:p text:style-name="P9"><text:span text:style-name="T3">RPN</text:span><text:span text:style-name="T4"> 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0" draw:id="id10" draw:layer="layout" svg:width="3.302cm" svg:height="1.27cm" svg:x="23.625cm" svg:y="1.325cm">
          <text:p text:style-name="P9"><text:span text:style-name="T3">Embedding</text:span><text:span text:style-name="T4"> 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1" draw:layer="layout" svg:x1="3.627cm" svg:y1="3.357cm" svg:x2="4.167cm" svg:y2="3.358cm" draw:end-shape="id1" draw:end-glue-point="6" svg:d="M3627 3357h11v1h529" svg:viewBox="0 0 541 2">
          <text:p/>
        </draw:connector>
        <draw:connector draw:style-name="gr11" draw:text-style-name="P11" draw:layer="layout" svg:x1="3.627cm" svg:y1="5.415cm" svg:x2="4.168cm" svg:y2="5.417cm" draw:end-shape="id2" draw:end-glue-point="6" svg:d="M3627 5415h12v2h529" svg:viewBox="0 0 542 3">
          <text:p/>
        </draw:connector>
        <draw:connector draw:style-name="gr12" draw:text-style-name="P11" draw:layer="layout" svg:x1="18.461cm" svg:y1="3.483cm" svg:x2="19.65cm" svg:y2="4.251cm" draw:start-shape="id3" draw:start-glue-point="8" draw:end-shape="id4" draw:end-glue-point="3" svg:d="M18461 3483h754v768h435" svg:viewBox="0 0 1190 769">
          <text:p/>
        </draw:connector>
        <draw:connector draw:style-name="gr13" draw:text-style-name="P11" draw:layer="layout" svg:x1="18.462cm" svg:y1="5.098cm" svg:x2="19.65cm" svg:y2="4.251cm" draw:start-shape="id5" draw:start-glue-point="8" draw:end-shape="id4" draw:end-glue-point="3" svg:d="M18462 5098h753v-847h435" svg:viewBox="0 0 1189 848">
          <text:p/>
        </draw:connector>
        <draw:connector draw:style-name="gr14" draw:text-style-name="P11" draw:layer="layout" svg:x1="23.13cm" svg:y1="4.251cm" svg:x2="23.623cm" svg:y2="4.24cm" draw:start-shape="id4" draw:start-glue-point="1" draw:end-shape="id6" draw:end-glue-point="6" svg:d="M23130 4251h247v-11h246" svg:viewBox="0 0 494 12">
          <text:p/>
        </draw:connector>
        <draw:connector draw:style-name="gr15" draw:text-style-name="P11" draw:layer="layout" svg:x1="23.138cm" svg:y1="6.733cm" svg:x2="23.625cm" svg:y2="6.74cm" draw:start-shape="id7" draw:start-glue-point="1" draw:end-shape="id8" draw:end-glue-point="6" svg:d="M23138 6733h244v7h243" svg:viewBox="0 0 488 8">
          <text:p/>
        </draw:connector>
        <draw:connector draw:style-name="gr16" draw:text-style-name="P11" draw:layer="layout" svg:x1="23.138cm" svg:y1="1.953cm" svg:x2="23.625cm" svg:y2="1.96cm" draw:start-shape="id9" draw:start-glue-point="1" draw:end-shape="id10" draw:end-glue-point="6" svg:d="M23138 1953h244v7h243" svg:viewBox="0 0 488 8">
          <text:p/>
        </draw:connector>
        <draw:custom-shape draw:style-name="gr7" draw:text-style-name="P4" xml:id="id15" draw:id="id15" draw:layer="layout" svg:width="3.81cm" svg:height="1.27cm" svg:x="14.97cm" svg:y="5.931cm">
          <text:p text:style-name="P3"><text:span text:style-name="T3">Detector</text:span><text:span text:style-name="T4"> featur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7" draw:text-style-name="P11" draw:layer="layout" svg:x1="6.39cm" svg:y1="3.358cm" svg:x2="7.538cm" svg:y2="4.298cm" draw:start-shape="id1" draw:start-glue-point="8" draw:end-shape="id11" draw:end-glue-point="3" svg:d="M6390 3358h733v940h415" svg:viewBox="0 0 1149 941">
          <text:p/>
        </draw:connector>
        <draw:connector draw:style-name="gr18" draw:text-style-name="P11" draw:layer="layout" svg:x1="6.391cm" svg:y1="5.417cm" svg:x2="7.538cm" svg:y2="4.298cm" draw:start-shape="id2" draw:start-glue-point="8" draw:end-shape="id11" draw:end-glue-point="3" svg:d="M6391 5417h733v-1119h414" svg:viewBox="0 0 1148 1120">
          <text:p/>
        </draw:connector>
        <draw:connector draw:style-name="gr19" draw:text-style-name="P11" draw:layer="layout" svg:x1="11.03cm" svg:y1="4.298cm" svg:x2="11.865cm" svg:y2="3.511cm" draw:end-shape="id12" draw:end-glue-point="3" svg:d="M11030 4298h159v-787h676" svg:viewBox="0 0 836 788">
          <text:p/>
        </draw:connector>
        <draw:connector draw:style-name="gr20" draw:text-style-name="P11" draw:layer="layout" svg:x1="11.03cm" svg:y1="4.298cm" svg:x2="11.865cm" svg:y2="5.116cm" draw:end-shape="id13" draw:end-glue-point="3" svg:d="M11030 4298h159v818h676" svg:viewBox="0 0 836 819">
          <text:p/>
        </draw:connector>
        <draw:connector draw:style-name="gr21" draw:text-style-name="P11" draw:layer="layout" svg:x1="14.405cm" svg:y1="3.511cm" svg:x2="14.968cm" svg:y2="3.483cm" draw:start-shape="id12" draw:start-glue-point="1" draw:end-shape="id3" draw:end-glue-point="6" svg:d="M14405 3511h282v-28h281" svg:viewBox="0 0 564 29">
          <text:p/>
        </draw:connector>
        <draw:connector draw:style-name="gr22" draw:text-style-name="P11" draw:layer="layout" svg:x1="14.405cm" svg:y1="5.116cm" svg:x2="14.969cm" svg:y2="5.098cm" draw:start-shape="id13" draw:start-glue-point="1" draw:end-shape="id5" draw:end-glue-point="6" svg:d="M14405 5116h282v-18h282" svg:viewBox="0 0 565 19">
          <text:p/>
        </draw:connector>
        <draw:connector draw:style-name="gr23" draw:text-style-name="P11" draw:layer="layout" svg:x1="9.284cm" svg:y1="4.774cm" svg:x2="11.882cm" svg:y2="6.721cm" draw:start-shape="id11" draw:start-glue-point="2" draw:end-shape="id14" draw:end-glue-point="3" svg:d="M9284 4774v1947h2598" svg:viewBox="0 0 2599 1948">
          <text:p/>
        </draw:connector>
        <draw:connector draw:style-name="gr24" draw:text-style-name="P11" draw:layer="layout" svg:x1="14.422cm" svg:y1="6.721cm" svg:x2="14.97cm" svg:y2="6.725cm" draw:start-shape="id14" draw:start-glue-point="1" draw:end-shape="id15" draw:end-glue-point="6" svg:d="M14422 6721h274v4h274" svg:viewBox="0 0 549 5">
          <text:p/>
        </draw:connector>
        <draw:connector draw:style-name="gr25" draw:text-style-name="P11" draw:layer="layout" svg:x1="9.284cm" svg:y1="3.822cm" svg:x2="9.28cm" svg:y2="2.504cm" draw:start-shape="id11" draw:start-glue-point="0" draw:end-shape="id16" draw:end-glue-point="8" svg:d="M9284 3822v-658h-4v-660" svg:viewBox="0 0 5 1319">
          <text:p/>
        </draw:connector>
        <draw:connector draw:style-name="gr26" draw:text-style-name="P11" draw:layer="layout" svg:x1="16.714cm" svg:y1="3.006cm" svg:x2="19.658cm" svg:y2="1.953cm" draw:start-shape="id3" draw:start-glue-point="5" draw:end-shape="id9" draw:end-glue-point="3" svg:d="M16714 3006v-1053h2944" svg:viewBox="0 0 2945 1054">
          <text:p/>
        </draw:connector>
        <draw:connector draw:style-name="gr27" draw:text-style-name="P11" draw:layer="layout" svg:x1="18.463cm" svg:y1="6.725cm" svg:x2="19.658cm" svg:y2="6.733cm" draw:start-shape="id15" draw:start-glue-point="8" draw:end-shape="id7" draw:end-glue-point="3" svg:d="M18463 6725h757v8h438" svg:viewBox="0 0 1196 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08:43:07.380000000</meta:creation-date>
    <dc:date>2022-01-27T12:55:34.298000000</dc:date>
    <meta:editing-duration>PT4H12M22S</meta:editing-duration>
    <meta:editing-cycles>13</meta:editing-cycles>
    <meta:generator>LibreOffice/7.0.2.2$Windows_X86_64 LibreOffice_project/8349ace3c3162073abd90d81fd06dcfb6b36b994</meta:generator>
    <meta:document-statistic meta:object-count="36"/>
  </office:meta>
</office:document-meta>
</file>